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024cm" fo:min-width="3.178cm"/>
    </style:style>
    <style:style style:name="gr2" style:family="graphic" style:parent-style-name="objectwithoutfill">
      <style:graphic-properties svg:stroke-color="#000000" draw:fill="solid" draw:fill-color="#eeeeee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466cm" fo:min-width="3.516cm"/>
    </style:style>
    <style:style style:name="P1" style:family="paragraph">
      <style:paragraph-properties fo:text-align="center"/>
      <style:text-properties style:font-name="Liberation Sans Narrow"/>
    </style:style>
    <style:style style:name="P2" style:family="paragraph">
      <loext:graphic-properties draw:fill-color="#eeeeee"/>
      <style:paragraph-properties fo:text-align="center"/>
      <style:text-properties style:font-name="Liberation Sans Narrow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 Narro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cm" svg:height="1.8cm" svg:x="12.6cm" svg:y="2.1cm">
          <text:p text:style-name="P1">Radice: azie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5.2cm" svg:height="1.8cm" svg:x="6.5cm" svg:y="7.2cm">
          <text:p text:style-name="P1">Gruppo: uff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5.2cm" svg:height="1.8cm" svg:x="19.8cm" svg:y="7.7cm">
          <text:p text:style-name="P1">Gruppo: sala</text:p>
          <text:p text:style-name="P1">riunio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2cm" svg:y1="3.9cm" svg:x2="9.1cm" svg:y2="7.2cm" draw:start-shape="id1" draw:start-glue-point="8" draw:end-shape="id2" draw:end-glue-point="4" svg:d="M15200 3900l-6100 3300" svg:viewBox="0 0 6101 3301">
          <text:p/>
        </draw:connector>
        <draw:connector draw:style-name="gr2" draw:text-style-name="P3" draw:layer="layout" draw:type="line" svg:x1="15.2cm" svg:y1="3.9cm" svg:x2="22.4cm" svg:y2="7.7cm" draw:start-shape="id1" draw:start-glue-point="8" draw:end-shape="id3" draw:end-glue-point="4" svg:d="M15200 3900l7200 3800" svg:viewBox="0 0 7201 3801">
          <text:p/>
        </draw:connector>
        <draw:custom-shape draw:style-name="gr3" draw:text-style-name="P2" xml:id="id4" draw:id="id4" draw:layer="layout" svg:width="4.2cm" svg:height="1.9cm" svg:x="1.9cm" svg:y="13.3cm">
          <text:p text:style-name="P1">Telecame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4.2cm" svg:height="1.9cm" svg:x="4.5cm" svg:y="15.6cm">
          <text:p text:style-name="P1">Telecame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4.2cm" svg:height="1.9cm" svg:x="9.2cm" svg:y="15.7cm">
          <text:p text:style-name="P1">Temperatu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4.2cm" svg:height="1.9cm" svg:x="12.6cm" svg:y="13.5cm">
          <text:p text:style-name="P1">Monossido</text:p>
          <text:p text:style-name="P1">Di carbon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4.2cm" svg:height="1.9cm" svg:x="18.1cm" svg:y="15.1cm">
          <text:p text:style-name="P1">Telecame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4.2cm" svg:height="1.9cm" svg:x="23.2cm" svg:y="15.1cm">
          <text:p text:style-name="P1">Temperatu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9.1cm" svg:y1="9cm" svg:x2="4cm" svg:y2="13.3cm" draw:start-shape="id2" draw:start-glue-point="8" draw:end-shape="id4" draw:end-glue-point="0" svg:d="M9100 9000l-5100 4300" svg:viewBox="0 0 5101 4301">
          <text:p/>
        </draw:connector>
        <draw:connector draw:style-name="gr2" draw:text-style-name="P3" draw:layer="layout" draw:type="line" svg:x1="9.1cm" svg:y1="9cm" svg:x2="6.6cm" svg:y2="15.6cm" draw:start-shape="id2" draw:start-glue-point="8" draw:end-shape="id5" draw:end-glue-point="0" svg:d="M9100 9000l-2500 6600" svg:viewBox="0 0 2501 6601">
          <text:p/>
        </draw:connector>
        <draw:connector draw:style-name="gr2" draw:text-style-name="P3" draw:layer="layout" draw:type="line" svg:x1="9.1cm" svg:y1="9cm" svg:x2="11.3cm" svg:y2="15.7cm" draw:start-shape="id2" draw:start-glue-point="8" draw:end-shape="id6" draw:end-glue-point="0" svg:d="M9100 9000l2200 6700" svg:viewBox="0 0 2201 6701">
          <text:p/>
        </draw:connector>
        <draw:connector draw:style-name="gr2" draw:text-style-name="P3" draw:layer="layout" draw:type="line" svg:x1="9.1cm" svg:y1="9cm" svg:x2="14.7cm" svg:y2="13.5cm" draw:start-shape="id2" draw:start-glue-point="8" draw:end-shape="id7" draw:end-glue-point="0" svg:d="M9100 9000l5600 4500" svg:viewBox="0 0 5601 4501">
          <text:p/>
        </draw:connector>
        <draw:connector draw:style-name="gr2" draw:text-style-name="P3" draw:layer="layout" draw:type="line" svg:x1="22.4cm" svg:y1="9.5cm" svg:x2="20.2cm" svg:y2="15.1cm" draw:start-shape="id3" draw:start-glue-point="8" draw:end-shape="id8" draw:end-glue-point="0" svg:d="M22400 9500l-2200 5600" svg:viewBox="0 0 2201 5601">
          <text:p/>
        </draw:connector>
        <draw:connector draw:style-name="gr2" draw:text-style-name="P3" draw:layer="layout" draw:type="line" svg:x1="22.4cm" svg:y1="9.5cm" svg:x2="25.3cm" svg:y2="15.1cm" draw:start-shape="id3" draw:start-glue-point="8" draw:end-shape="id9" draw:end-glue-point="0" svg:d="M22400 9500l2900 5600" svg:viewBox="0 0 2901 56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8T18:38:32.698000000</meta:creation-date>
    <dc:date>2020-02-08T19:00:27.574000000</dc:date>
    <meta:editing-duration>PT5M31S</meta:editing-duration>
    <meta:editing-cycles>2</meta:editing-cycles>
    <meta:generator>LibreOffice/6.3.0.4$Windows_X86_64 LibreOffice_project/057fc023c990d676a43019934386b85b21a9ee99</meta:generator>
    <meta:document-statistic meta:object-count="17"/>
  </office:meta>
</office:document-meta>
</file>